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Times" svg:font-family="Times"/>
    <style:font-face style:name="Liberation Sans" svg:font-family="'Liberation Sans'" style:font-family-generic="swiss" style:font-pitch="variable"/>
    <style:font-face style:name="MS Mincho" svg:font-family="'MS Mincho'"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fo:font-size="12pt"/>
    </style:style>
    <style:style style:name="P2" style:family="paragraph" style:parent-style-name="Standard">
      <style:paragraph-properties fo:line-height="150%"/>
      <style:text-properties style:font-name="Times" fo:font-size="12pt"/>
    </style:style>
    <style:style style:name="P3" style:family="paragraph" style:parent-style-name="Standard">
      <style:paragraph-properties fo:line-height="150%" fo:text-align="center" style:justify-single-word="false"/>
      <style:text-properties style:font-name="Times" fo:font-size="12pt"/>
    </style:style>
    <style:style style:name="P4" style:family="paragraph" style:parent-style-name="Standard">
      <style:paragraph-properties fo:line-height="150%"/>
      <style:text-properties fo:color="#000000" style:font-name="Times" fo:font-size="12pt"/>
    </style:style>
    <style:style style:name="P5" style:family="paragraph" style:parent-style-name="Standard">
      <style:paragraph-properties fo:margin-left="0.3752in" fo:margin-right="0in" fo:line-height="150%" fo:text-indent="-0.3752in" style:auto-text-indent="false"/>
      <style:text-properties style:font-name="Times" fo:font-size="12pt"/>
    </style:style>
    <style:style style:name="P6" style:family="paragraph" style:parent-style-name="Standard">
      <style:paragraph-properties fo:margin-top="0in" fo:margin-bottom="0.0972in" style:contextual-spacing="false" fo:line-height="150%"/>
      <style:text-properties style:font-name="Times" fo:font-size="12pt"/>
    </style:style>
    <style:style style:name="P7" style:family="paragraph" style:parent-style-name="Standard">
      <style:paragraph-properties fo:line-height="150%"/>
      <style:text-properties style:font-name="Times" fo:font-size="12pt" fo:font-weight="bold"/>
    </style:style>
    <style:style style:name="P8" style:family="paragraph" style:parent-style-name="Standard">
      <style:paragraph-properties fo:line-height="150%"/>
      <style:text-properties style:font-name="Times" fo:font-size="12pt" fo:font-weight="bold" officeooo:rsid="00107e31"/>
    </style:style>
    <style:style style:name="P9" style:family="paragraph" style:parent-style-name="Standard">
      <style:paragraph-properties fo:line-height="150%"/>
      <style:text-properties style:font-name="Times" fo:font-size="12pt" fo:font-weight="bold" officeooo:rsid="0013f9da" officeooo:paragraph-rsid="0013f9da" style:font-weight-asian="bold" style:font-weight-complex="bold"/>
    </style:style>
    <style:style style:name="P10" style:family="paragraph" style:parent-style-name="Standard">
      <style:paragraph-properties fo:line-height="150%"/>
      <style:text-properties style:font-name="Times" fo:font-size="12pt" fo:font-weight="bold" officeooo:rsid="00177f04" officeooo:paragraph-rsid="00177f04" style:font-weight-asian="bold" style:font-weight-complex="bold"/>
    </style:style>
    <style:style style:name="P11" style:family="paragraph" style:parent-style-name="Standard">
      <style:paragraph-properties fo:line-height="150%"/>
      <style:text-properties style:font-name="Times" fo:font-size="12pt"/>
    </style:style>
    <style:style style:name="P12" style:family="paragraph" style:parent-style-name="Standard">
      <style:paragraph-properties fo:line-height="150%"/>
      <style:text-properties style:font-name="Times" fo:font-size="12pt" officeooo:paragraph-rsid="00127d18"/>
    </style:style>
    <style:style style:name="P13" style:family="paragraph" style:parent-style-name="Standard">
      <style:paragraph-properties fo:line-height="150%"/>
      <style:text-properties style:font-name="Times" fo:font-size="12pt" officeooo:paragraph-rsid="0013f9da"/>
    </style:style>
    <style:style style:name="P14" style:family="paragraph" style:parent-style-name="Standard">
      <style:paragraph-properties fo:line-height="150%"/>
      <style:text-properties style:font-name="Times" fo:font-size="12pt" officeooo:paragraph-rsid="00151bc4"/>
    </style:style>
    <style:style style:name="P15" style:family="paragraph" style:parent-style-name="Standard">
      <style:paragraph-properties fo:line-height="150%"/>
      <style:text-properties style:font-name="Times" fo:font-size="12pt" officeooo:paragraph-rsid="001c0766"/>
    </style:style>
    <style:style style:name="P16" style:family="paragraph" style:parent-style-name="Standard">
      <style:paragraph-properties fo:margin-top="0in" fo:margin-bottom="0.0972in" style:contextual-spacing="false" fo:line-height="150%"/>
      <style:text-properties style:font-name="Times" fo:font-size="12pt" fo:font-weight="bold"/>
    </style:style>
    <style:style style:name="P17" style:family="paragraph" style:parent-style-name="Standard">
      <style:paragraph-properties fo:margin-left="0.3752in" fo:margin-right="0in" fo:line-height="150%" fo:text-indent="-0.3752in" style:auto-text-indent="false"/>
      <style:text-properties style:font-name="Times" fo:font-size="12pt" officeooo:paragraph-rsid="0027b14f"/>
    </style:style>
    <style:style style:name="P18" style:family="paragraph" style:parent-style-name="Standard">
      <style:paragraph-properties fo:margin-left="0.3752in" fo:margin-right="0in" fo:line-height="150%" fo:text-indent="-0.3752in" style:auto-text-indent="false"/>
      <style:text-properties style:font-name="Times" fo:font-size="12pt" officeooo:paragraph-rsid="00281ba7"/>
    </style:style>
    <style:style style:name="P19" style:family="paragraph" style:parent-style-name="Standard">
      <style:paragraph-properties fo:margin-left="0.3752in" fo:margin-right="0in" fo:line-height="150%" fo:text-indent="-0.3752in" style:auto-text-indent="false"/>
      <style:text-properties style:font-name="Times" fo:font-size="12pt" officeooo:rsid="00107e31" officeooo:paragraph-rsid="0013f9da"/>
    </style:style>
    <style:style style:name="P20" style:family="paragraph" style:parent-style-name="Standard">
      <style:paragraph-properties fo:margin-left="0.3752in" fo:margin-right="0in" fo:line-height="150%" fo:text-indent="-0.3752in" style:auto-text-indent="false"/>
      <style:text-properties style:font-name="Times" fo:font-size="12pt" fo:font-weight="bold" officeooo:rsid="00107e31" officeooo:paragraph-rsid="00107e31" style:font-weight-asian="bold" style:font-weight-complex="bold"/>
    </style:style>
    <style:style style:name="P21" style:family="paragraph" style:parent-style-name="Standard">
      <style:paragraph-properties fo:margin-left="0.3752in" fo:margin-right="0in" fo:line-height="150%" fo:text-indent="-0.3752in" style:auto-text-indent="false"/>
      <style:text-properties style:font-name="Times" fo:font-size="12pt" officeooo:rsid="0027b14f" officeooo:paragraph-rsid="0028bdbb"/>
    </style:style>
    <style:style style:name="P22" style:family="paragraph" style:parent-style-name="Standard" style:master-page-name="">
      <style:paragraph-properties fo:margin-left="0.5in" fo:margin-right="0in" fo:line-height="150%" fo:text-indent="-0.5in" style:auto-text-indent="false" style:page-number="auto"/>
    </style:style>
    <style:style style:name="P23" style:family="paragraph" style:parent-style-name="Standard">
      <style:paragraph-properties fo:margin-left="0.5in" fo:margin-right="0in" fo:line-height="150%" fo:text-indent="-0.5in" style:auto-text-indent="false"/>
      <style:text-properties style:font-name="Times" fo:font-size="12pt" officeooo:paragraph-rsid="00151bc4"/>
    </style:style>
    <style:style style:name="P24" style:family="paragraph" style:parent-style-name="Standard">
      <style:paragraph-properties fo:margin-left="0.5in" fo:margin-right="0in" fo:line-height="150%" fo:text-indent="-0.5in" style:auto-text-indent="false"/>
      <style:text-properties style:font-name="Times" fo:font-size="12pt" fo:font-weight="normal" officeooo:paragraph-rsid="00151bc4" style:font-weight-asian="normal" style:font-weight-complex="normal"/>
    </style:style>
    <style:style style:name="P25" style:family="paragraph" style:parent-style-name="Standard">
      <style:paragraph-properties fo:margin-left="0.5in" fo:margin-right="0in" fo:line-height="150%" fo:text-indent="-0.5in" style:auto-text-indent="false"/>
      <style:text-properties style:font-name="Times" fo:font-size="12pt" fo:font-weight="normal" officeooo:rsid="00177f04" officeooo:paragraph-rsid="00177f04" style:font-weight-asian="normal" style:font-weight-complex="normal"/>
    </style:style>
    <style:style style:name="P26" style:family="paragraph" style:parent-style-name="Standard" style:master-page-name="">
      <style:paragraph-properties fo:margin-left="0.5in" fo:margin-right="0in" fo:line-height="150%" fo:text-indent="-0.5in" style:auto-text-indent="false" style:page-number="auto"/>
      <style:text-properties style:font-name="Times" fo:font-size="12pt" fo:font-weight="normal" style:font-weight-asian="normal" style:font-weight-complex="normal"/>
    </style:style>
    <style:style style:name="P27" style:family="paragraph" style:parent-style-name="Standard">
      <style:paragraph-properties fo:margin-left="0in" fo:margin-right="0in" fo:line-height="150%" fo:text-indent="0in" style:auto-text-indent="false"/>
      <style:text-properties style:font-name="Times" fo:font-size="12pt" officeooo:rsid="0027b14f" officeooo:paragraph-rsid="0028bdbb"/>
    </style:style>
    <style:style style:name="P28" style:family="paragraph" style:parent-style-name="Text_20_body">
      <style:paragraph-properties fo:line-height="150%"/>
      <style:text-properties fo:font-variant="normal" fo:text-transform="none" fo:color="#000000" style:font-name="Helvetica Neue" fo:font-size="9.75pt" fo:letter-spacing="normal" fo:font-style="normal" fo:font-weight="bold" style:font-weight-asian="bold" style:font-weight-complex="bold"/>
    </style:style>
    <style:style style:name="P29" style:family="paragraph" style:parent-style-name="Text_20_body">
      <style:text-properties fo:font-weight="bold" style:font-weight-asian="bold" style:font-weight-complex="bold"/>
    </style:style>
    <style:style style:name="P30" style:family="paragraph" style:parent-style-name="Text_20_body" style:list-style-name="L9">
      <style:text-properties fo:font-weight="bold" style:font-weight-asian="bold" style:font-weight-complex="bold"/>
    </style:style>
    <style:style style:name="P31" style:family="paragraph">
      <style:paragraph-properties fo:text-align="center"/>
    </style:style>
    <style:style style:name="P32" style:family="paragraph">
      <style:paragraph-properties fo:margin-top="0.0799in" fo:margin-bottom="0in" fo:text-align="center"/>
    </style:style>
    <style:style style:name="T1" style:family="text">
      <style:text-properties fo:font-weight="bold"/>
    </style:style>
    <style:style style:name="T2" style:family="text">
      <style:text-properties fo:letter-spacing="normal"/>
    </style:style>
    <style:style style:name="T3" style:family="text">
      <style:text-properties style:text-underline-style="solid" style:text-underline-width="auto" style:text-underline-color="#000000"/>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officeooo:rsid="0027b14f"/>
    </style:style>
    <style:style style:name="T6" style:family="text">
      <style:text-properties style:text-underline-style="solid" style:text-underline-width="auto" style:text-underline-color="font-color" officeooo:rsid="00281ba7"/>
    </style:style>
    <style:style style:name="T7" style:family="text">
      <style:text-properties fo:color="#fd9a00" fo:font-weight="bold"/>
    </style:style>
    <style:style style:name="T8" style:family="text">
      <style:text-properties officeooo:rsid="00107e31"/>
    </style:style>
    <style:style style:name="T9" style:family="text">
      <style:text-properties officeooo:rsid="0010e506"/>
    </style:style>
    <style:style style:name="T10" style:family="text">
      <style:text-properties style:text-position="super 58%" officeooo:rsid="0010e506"/>
    </style:style>
    <style:style style:name="T11" style:family="text">
      <style:text-properties officeooo:rsid="00127d18"/>
    </style:style>
    <style:style style:name="T12" style:family="text">
      <style:text-properties fo:font-style="italic"/>
    </style:style>
    <style:style style:name="T13" style:family="text">
      <style:text-properties officeooo:rsid="0017cc2a"/>
    </style:style>
    <style:style style:name="T14" style:family="text">
      <style:text-properties officeooo:rsid="0018a5ca"/>
    </style:style>
    <style:style style:name="T15" style:family="text">
      <style:text-properties officeooo:rsid="001a5e9b"/>
    </style:style>
    <style:style style:name="T16" style:family="text">
      <style:text-properties officeooo:rsid="001a6d68"/>
    </style:style>
    <style:style style:name="T17" style:family="text">
      <style:text-properties officeooo:rsid="00257481"/>
    </style:style>
    <style:style style:name="T18" style:family="text">
      <style:text-properties officeooo:rsid="0027b14f"/>
    </style:style>
    <style:style style:name="T19" style:family="text">
      <style:text-properties style:text-underline-style="none"/>
    </style:style>
    <style:style style:name="T20" style:family="text">
      <style:text-properties officeooo:rsid="00281ba7"/>
    </style:style>
    <style:style style:name="T21" style:family="text">
      <style:text-properties officeooo:rsid="0028bdbb"/>
    </style:style>
    <style:style style:name="T22" style:family="text">
      <style:text-properties fo:font-size="6pt" style:font-size-asian="6pt" style:font-size-complex="6pt"/>
    </style:style>
    <style:style style:name="T23" style:family="text">
      <style:text-properties fo:font-weight="normal" style:font-weight-asian="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solid" svg:stroke-width="0.0201in" svg:stroke-color="#000000" draw:marker-start-width="0.1689in" draw:marker-end-width="0.1689in" draw:fill="none" draw:fill-color="#ffffff" fo:min-height="0.3752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0201in" svg:stroke-color="#000000" draw:marker-start-width="0.1689in" draw:marker-end-width="0.1689in" draw:fill="none" draw:fill-color="#ffffff" fo:min-height="0.7563in" fo:padding-top="0.0098in" fo:padding-bottom="0.0098in" fo:padding-left="0.0098in" fo:padding-right="0.0098in" style:run-through="foreground" style:wrap="none" style:wrap-contour-mode="full"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Xanthe Kraft and Patrick Xu</text:p>
      <text:p text:style-name="P1">Fancy Application Final Report</text:p>
      <text:p text:style-name="P1"/>
      <text:p text:style-name="P3">“Pi Time”: The Line Wait Time Estimator</text:p>
      <text:p text:style-name="P28"/>
      <text:list xml:id="list6073218003571385351" text:style-name="L9">
        <text:list-item>
          <text:p text:style-name="P30">A full description of what the project looks like (because most projects have had significant changes in direction).   Clearly state the specific problem the project solves.  </text:p>
        </text:list-item>
        <text:list-item>
          <text:p text:style-name="P30">The algorithm used to solve the problem. (Specify the input variables explicitly and sensors each variable data is from )</text:p>
        </text:list-item>
        <text:list-item>
          <text:p text:style-name="P30">Diagram of the software structure (or data flow).  Show the IoT structure we've been covering in class: where the sensors/actuators are, where all the places computation is happening (Pi, server...anywhere else?), and the communication channels.</text:p>
        </text:list-item>
        <text:list-item>
          <text:p text:style-name="P30">Results of experiments. (At least one test case)</text:p>
        </text:list-item>
        <text:list-item>
          <text:p text:style-name="P30">Future work: how you would expand the work in the future.</text:p>
        </text:list-item>
      </text:list>
      <text:p text:style-name="P29"/>
      <text:p text:style-name="P7">Overview</text:p>
      <text:p text:style-name="P15"><text:span text:style-name="T1"><text:tab/></text:span>Inspired by the HOP Courtyard Café’s tremendously long lines during <text:span text:style-name="T8">peak hours of the </text:span>school year, we <text:span text:style-name="T8">present </text:span>“Pi Time”, a <text:span text:style-name="T8">l</text:span>ine <text:span text:style-name="T8">w</text:span>ait <text:span text:style-name="T8">t</text:span>ime <text:span text:style-name="T8">estimator as a function of line length</text:span>. <text:span text:style-name="T11">During peak hours, lines at dining locations such as the HOP and KAF are extremely long. Often, students attempt to avoid the long wait by going at what they hope to be off-peak hours. “Pi Time” takes the guesswork out of minimizing time spent in line by giving users up-to-date wait time estimates of the dining location. The final product of our work can be viewed at </text:span><text:a xlink:type="simple" xlink:href="http://www.cs.dartmouth.edu/~patxu/"><text:span text:style-name="T11">http://www.cs.dartmouth.edu/~patxu/</text:span></text:a><text:span text:style-name="T11">.</text:span></text:p>
      <text:p text:style-name="P12"/>
      <text:p text:style-name="P7">Components</text:p>
      <text:p text:style-name="P5"><text:span text:style-name="T3">HC-SR04 Ultrasonic Range Sensor</text:span><text:span text:style-name="T19">: </text:span>Measures distance <text:span text:style-name="T9">to a large (&gt;0.5 m</text:span><text:span text:style-name="T10">2</text:span><text:span text:style-name="T9">), nearby (advertised 2-400cm) surface by timing </text:span>reflections of ultrasonic waves <text:span text:style-name="T17">(“Micropik”).</text:span></text:p>
      <text:p text:style-name="P5"><text:span text:style-name="T5">Raspberry Pi Client </text:span><text:span text:style-name="T6">(./client/)</text:span>: The client code<text:span text:style-name="T18"> </text:span>interfaces with the HC-SR04 ultrasonic distance sensor, reads in <text:span text:style-name="T18">timing data, converts it to a distance</text:span>, and sends it to the server. It takes the server response and prints it out. The client <text:span text:style-name="T18">also </text:span>prompts the user for desired distance units <text:span text:style-name="T18">to be used in the values printed out in the client console.</text:span></text:p>
      <text:p text:style-name="P18"><text:soft-page-break/><text:span text:style-name="T4">Server </text:span><text:span text:style-name="T5">(./server/)</text:span>: The server takes in the client message, <text:span text:style-name="T18">which is a distance in centimeters. </text:span>First, it sends the distance value back to the client with a maximum of two decimals and the <text:span text:style-name="T18">client-specified </text:span>unit of length (e.g. 23.90 cm). <text:span text:style-name="T18">Then, it </text:span>creates a <text:span text:style-name="T18">custom “Reading” object </text:span>and sets its distance value equal to the one it just received from the client. It saves <text:span text:style-name="T18">one object in the </text:span>Parse database for each client message.</text:p>
      <text:p text:style-name="P17"><text:span text:style-name="T5">Web Interface</text:span><text:span text:style-name="T6">(./website)</text:span>: the <text:span text:style-name="T18">Pi Time </text:span>website <text:span text:style-name="T18">(</text:span><text:a xlink:type="simple" xlink:href="http://www.cs.dartmouth.edu/~patxu/"><text:span text:style-name="T18">http://www.cs.dartmouth.edu/~patxu/</text:span></text:a><text:span text:style-name="T18">) uses JavaScript to query </text:span>the <text:span text:style-name="T18">Parse </text:span>database <text:span text:style-name="T20">every 2 seconds </text:span>for the 10 most recent “<text:span text:style-name="T18">Reading” </text:span>object<text:span text:style-name="T18">s. It takes the average distance and gives it to the function (see below) to relate line length and wait time.</text:span> <text:span text:style-name="T20">Then, it nicely formats the wait time and displays it for the appropriate dining location. </text:span>The interface of the website is written in HTML and utilizes the Bootstrap CSS library. </text:p>
      <text:p text:style-name="P21"><text:span text:style-name="T4">Line Length-Wait Time Function</text:span>: The function takes in a <text:span text:style-name="T21">line length and outputs a wait time. The function is derived from research on KAF wait times. The function is as follows: <text:s/></text:span></text:p>
      <text:p text:style-name="P27"/>
      <text:p text:style-name="P21"><draw:frame text:anchor-type="paragraph" draw:z-index="4" draw:style-name="gr2" draw:text-style-name="P32" svg:width="4.4315in" svg:height="0.776in" svg:x="0.8811in" svg:y="-0.0075in"><draw:text-box><text:p text:style-name="P32"/><text:p text:style-name="P32">Wait Time = 7.416 <text:span text:style-name="T23">×</text:span> (Line Length) + 1.810</text:p></draw:text-box></draw:frame></text:p>
      <text:p text:style-name="P21"><text:span text:style-name="T21">The KAF line was observed over the course of an hour and a half, beginning at 8:20 am on </text:span></text:p>
      <text:p text:style-name="P13"/>
      <text:p text:style-name="P9">Data Flow</text:p>
      <text:p text:style-name="P19"><text:tab/>The Raspberry Pi reads input from a distance sensor and sends values to a Dartmouth server. The server then both saves the distance readings as objects in the Parse database and as well as returns a distance reading to the Raspberry Pi to be displayed in the client terminal. Then, our website (<text:a xlink:type="simple" xlink:href="http://www.cs.dartmouth.edu/~patxu/">http://www.cs.dartmouth.edu/~patxu/</text:a>), hosted on Dartmouth servers, gets recent readings from the database and, using a relationship derived from self-collected data, relates line length to wait time.</text:p>
      <text:p text:style-name="P19"/>
      <text:p text:style-name="P20">Diagram</text:p>
      <text:p text:style-name="P5"><draw:frame text:anchor-type="paragraph" draw:z-index="0" draw:style-name="gr1" draw:text-style-name="P31" svg:width="1.5213in" svg:height="0.4039in" svg:x="0.5626in" svg:y="0.1339in"><draw:text-box><text:p text:style-name="P31">Sensor</text:p><text:p text:style-name="P31">and Raspberry Pi</text:p></draw:text-box></draw:frame><draw:frame text:anchor-type="paragraph" draw:z-index="1" draw:style-name="gr1" draw:text-style-name="P31" svg:width="1.5213in" svg:height="0.3949in" svg:x="3.0417in" svg:y="0.1134in"><draw:text-box><text:p text:style-name="P32"><text:span text:style-name="T22"><text:s/></text:span><text:line-break/>Server (Moose)</text:p></draw:text-box></draw:frame><draw:frame text:anchor-type="paragraph" draw:z-index="2" draw:style-name="gr1" draw:text-style-name="P31" svg:width="1.5213in" svg:height="0.3949in" svg:x="4.8957in" svg:y="0.0882in"><draw:text-box><text:p text:style-name="P32"><text:span text:style-name="T22"><text:s/></text:span><text:line-break/>Parse Database</text:p></draw:text-box></draw:frame></text:p>
      <text:p text:style-name="P5"/>
      <text:p text:style-name="P16"><draw:frame text:anchor-type="paragraph" draw:z-index="3" draw:style-name="gr1" draw:text-style-name="P31" svg:width="1.5213in" svg:height="0.3949in" svg:x="3.0417in" svg:y="0.1339in"><draw:text-box><text:p text:style-name="P32"><text:span text:style-name="T22"><text:s/></text:span><text:line-break/>Web Host (Tahoe)</text:p></draw:text-box></draw:frame>Testing</text:p>
      <text:p text:style-name="P6">We've contacted KAF management and received approval to conduct testing at Baker-Berry’s KAF. On 8/7 we set up the sensor in KAF, and determined the limits of the sensor in a noisy <text:soft-page-break/>environment to 2 feet. On 8/11, in an empty control room (Berry 171C) we tested the sensor and found it fairly accurate up to 12 feet, still with limitations at far distances (&lt;12ft). The demo video is done in this control environment, for accurate sensor readings.</text:p>
      <text:p text:style-name="P6"/>
      <text:p text:style-name="P16">Obstacles</text:p>
      <text:p text:style-name="P4"><text:tab/>The <text:span text:style-name="T2">HC-SR04 Ultrasonic Range Sensor, while boasting an accuracy up to 5 meters, only worked reliably up to 12 feet in a controlled environment, and 2 feet in a noisy, moving environment (which would be the actual commercial site of the detector). The noisy surrounding is incompatible with the functionality of the sensor, which was skewed by the the reflection of sound waves, and irregular surfaces.</text:span></text:p>
      <text:p text:style-name="P2"/>
      <text:p text:style-name="P2"><text:span text:style-name="T1">Changes In Direction</text:span><text:span text:style-name="T7"> NEEDS TO BE UPDATED</text:span></text:p>
      <text:p text:style-name="P2"><text:tab/>Our wait time calculation may rely on the past 30 seconds (10 distance measurement readings, taken every 3 seconds), but depending on how it is implemented, we may have to change this method. For example, we could take the average distance over these 10 readings or use some other method to get a consistent length reading. We originally also planned to test our device in the HOP since it has the most linear line, but we had to switch to testing at KAF since the HOP is closed during the summer. KAF is less desirable since the chances of people wandering in front of the sensor is higher but it is still the best option on campus.</text:p>
      <text:p text:style-name="P2"/>
      <text:p text:style-name="P7">Future Research and Continuation of “Pi Time”</text:p>
      <text:p text:style-name="P2"><text:tab/><text:span text:style-name="T2"> For Pi Time to be commercially successful, we would need a different sensor (laser, perhaps): one unaffected by sound, and accurate at point distances up to 20 feet. With these accurate distances, a statistical correlation between line distance and wait time would have to be found, and all wait times based off this model. Furthermore, a successful device could include a wait-time algorithm that updates in real time. With a working sensor, accurate method of wait time calculation, Pi Time could be tested in KAF and the </text:span>HOP Courtyard Café’s during the regular Dartmouth School Year, and additional tweaks could be made to the <text:span text:style-name="T2">The web-interface. Lastly, other Pi Times could be created and implemented in the remainder of dining options on campus, to update to their respective places on the website (HOP, Novack, ’53 Commons). </text:span></text:p>
      <text:p text:style-name="P2"><text:tab/></text:p>
      <text:p text:style-name="P8">Acknowledgments</text:p>
      <text:p text:style-name="P2"><text:tab/>We would like to thank Sean Smith, <text:span text:style-name="T13">Jack Holland, Yinan Zhang </text:span>Bill Nisen, and all other <text:span text:style-name="T14">COSC69.07 staff </text:span>for providing <text:span text:style-name="T14">expert advice, guidance, resources, and the Pi itself</text:span>. Also, special <text:soft-page-break/>thanks to Kathleen Rao for HTML <text:span text:style-name="T15">expertise and </text:span>photo <text:span text:style-name="T13">editing</text:span>.</text:p>
      <text:p text:style-name="P10"/>
      <text:p text:style-name="P10">References</text:p>
      <text:p text:style-name="P25">Micropik. "Ultrasonic Ranging Module HC - SR04." <text:span text:style-name="T12">Ultrasonic Ranging Module HC - SR04</text:span>. ElecFreaks, n.d. Web. 11 Aug. 2015. &lt;http://www.micropik.com/PDF/HCSR04.pdf&gt;. </text:p>
      <text:p text:style-name="P26">ModMyPi. "HC-SR04 Ultrasonic Range Sensor on the Raspberry Pi." <text:span text:style-name="T12">Cases for Your Raspberry Pi</text:span>. ModMyPi, 3 July 2014. Web. 11 Aug. 2015. &lt;http://www.modmypi.com/blog/hc-sr04-ultrasonic-range-sensor-on-the-raspberry-pi&gt;. </text:p>
      <text:p text:style-name="P7"/>
      <text:p text:style-name="P7">References <text:span text:style-name="T16">for the Website</text:span></text:p>
      <text:p text:style-name="P24">Brunner/Cott. <text:span text:style-name="T12">Class of 53 Commons</text:span>. N.d. Web. 9 Aug. 2015. &lt;http://brunercott.com/BC_portfolio/1.BC_academic/1.BC_campus_ctrs_dining/02.Dartmouth_Commons/2_Dartmouth_opt.jpg&gt;. </text:p>
      <text:p text:style-name="P24">Dart Review. <text:span text:style-name="T12">KAF</text:span>. N.d. Web. 9 Aug. 2015. &lt;http://www.dartreview.com/wp-content/uploads/2012/02/sq-let-them-eat-kaf.jpg&gt;. </text:p>
      <text:p text:style-name="P24">Dartmouth College. <text:span text:style-name="T12">Novack</text:span>. N.d. Web. 9 Aug. 2015. &lt;http://dartmouth.edu/sites/default/files/styles/header_image/public/2008-0009038275.jpg?itok=WzketlBb&gt;. </text:p>
      <text:p text:style-name="P23">Hotel Coolidge. <text:span text:style-name="T12">The HOP</text:span>. N.d. Web. 9 Aug. 2015. &lt;http://www.hotelcoolidge.com/wp-content/uploads/2014/10/HOP-outdoor-image-sm.jpg&gt;. </text:p>
      <text:p text:style-name="P23"/>
      <text:p text:style-name="P23"/>
      <text:p text:style-name="P14"/>
      <text:p text:style-name="P14"><text:tab/>Functionality of Wait Time Estimator influenced by “LineKing” (<text:a xlink:type="simple" xlink:href="http://www.cse.buffalo.edu/~demirbas/publications/lineking.pdf">http://www.cse.buffalo.edu/~demirbas/publications/lineking.pdf</text:a>)</text:p>
      <text:p text:style-name="P14">COSC 69.07 lectures</text:p>
      <text:p text:style-name="P14"/>
      <text:p text:style-name="P22"/>
      <text:p text:style-name="P2"><text:tab/>Website code learned from Codecademy, adapted from practice website “Airbnb” (https://www.codecademy.com/)</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Neue" svg:font-family="'Helvetica Neue', Helvetica, Arial, sans-serif"/>
    <style:font-face style:name="Times" svg:font-family="Times"/>
    <style:font-face style:name="Liberation Sans" svg:font-family="'Liberation Sans'" style:font-family-generic="swiss" style:font-pitch="variable"/>
    <style:font-face style:name="MS Mincho" svg:font-family="'MS Mincho'"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en" fo:country="US" style:font-name-asian="Segoe UI"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Segoe UI"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contextual-spacing="false" fo:line-height="12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2.1$Windows_x86 LibreOffice_project/3be8cda0bddd8e430d8cda1ebfd581265cca5a0f</meta:generator>
    <dc:date>2015-08-11T21:32:35.566000000</dc:date>
    <meta:editing-duration>PT49M28S</meta:editing-duration>
    <meta:editing-cycles>27</meta:editing-cycles>
    <meta:document-statistic meta:table-count="0" meta:image-count="0" meta:object-count="0" meta:page-count="4" meta:paragraph-count="42" meta:word-count="1146" meta:character-count="7473" meta:non-whitespace-character-count="6347"/>
  </office:meta>
</office:document-meta>
</file>